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סכורת אוטומטי&quot;)" office:value-type="string" office:string-value="יטמוטוא תרוכסמ בושיח" calcext:value-type="string">
            <text:p>יטמוטוא תרוכס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 אתמול?&quot;)" office:value-type="string" office:string-value="?לומתא תאצל תחכש" calcext:value-type="string">
            <text:p>?לומתא 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2" office:value-type="string" calcext:value-type="string">
            <text:p>We noticed you had Check in yesterday, but no check out.</text:p>
          </table:table-cell>
          <table:table-cell table:style-name="ce2" office:value-type="string" calcext:value-type="string">
            <text:p>We noticed you had Check-In yesterday, but no Check-Out</text:p>
          </table:table-cell>
          <table:table-cell table:style-name="ce2" office:value-type="string" calcext:value-type="string">
            <text:p>שמנו לב שהיתה לך כניסה אתמול, אבל לא יציאה</text:p>
          </table:table-cell>
          <table:table-cell table:style-name="ce2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ВЫЙТИ: рабочий день будет завершен в 24:00 вчера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2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7" office:value-type="string" calcext:value-type="string">
            <text:p>שכר שעתי: מציין כמה אתה מרוויח לשעה\n <text:s text:c="2"/>בונוס חודשי: יכלול את כל מענקי השכר כגון הובלה, בונוס וכדומה</text:p>
          </table:table-cell>
          <table:table-cell table:style-name="ce2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7-29T21:03:31.001000000</dc:date>
    <meta:editing-duration>P3DT5H30M6S</meta:editing-duration>
    <meta:editing-cycles>219</meta:editing-cycles>
    <meta:generator>LibreOffice/7.3.4.2$Windows_X86_64 LibreOffice_project/728fec16bd5f605073805c3c9e7c4212a0120dc5</meta:generator>
    <meta:document-statistic meta:table-count="1" meta:cell-count="604" meta:object-count="0"/>
  </office:meta>
</office:document-meta>
</file>